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_5f_1">
      <style:graphic-properties svg:stroke-color="#000000" draw:fill-color="#eeeeee" draw:textarea-horizontal-align="justify" draw:textarea-vertical-align="middle" draw:auto-grow-height="false" fo:min-height="2.15cm" fo:min-width="17.9cm"/>
    </style:style>
    <style:style style:name="gr2" style:family="graphic" style:parent-style-name="Standard_5f_1">
      <style:graphic-properties svg:stroke-color="#000000" draw:fill-color="#dddddd" draw:textarea-horizontal-align="justify" draw:textarea-vertical-align="middle" draw:auto-grow-height="false" fo:min-height="1.85cm" fo:min-width="2cm"/>
    </style:style>
    <style:style style:name="gr3" style:family="graphic" style:parent-style-name="Standard_5f_1">
      <style:graphic-properties svg:stroke-color="#000000" draw:fill-color="#eeeeee" draw:textarea-horizontal-align="justify" draw:textarea-vertical-align="middle" draw:auto-grow-height="false" fo:min-height="1.45cm" fo:min-width="17.9cm"/>
    </style:style>
    <style:style style:name="gr4" style:family="graphic" style:parent-style-name="Standard_5f_1">
      <style:graphic-properties svg:stroke-color="#000000" draw:fill-color="#eeeeee" draw:textarea-horizontal-align="justify" draw:textarea-vertical-align="top" draw:auto-grow-height="false" fo:min-height="4.35cm" fo:min-width="17.9cm"/>
    </style:style>
    <style:style style:name="gr5" style:family="graphic" style:parent-style-name="Standard_5f_1">
      <style:graphic-properties svg:stroke-color="#000000" draw:fill-color="#dddddd" draw:textarea-horizontal-align="justify" draw:textarea-vertical-align="middle" draw:auto-grow-height="false" fo:min-height="1.25cm" fo:min-width="15.9cm"/>
    </style:style>
    <style:style style:name="gr6" style:family="graphic" style:parent-style-name="Standard_5f_1">
      <style:graphic-properties svg:stroke-color="#000000" draw:fill-color="#dddddd" draw:textarea-horizontal-align="justify" draw:textarea-vertical-align="middle" draw:auto-grow-height="false" fo:min-height="1.25cm" fo:min-width="15.7cm"/>
    </style:style>
    <style:style style:name="gr7" style:family="graphic" style:parent-style-name="Standard_5f_1">
      <style:graphic-properties svg:stroke-color="#000000" draw:fill-color="#eeeeee" draw:textarea-horizontal-align="justify" draw:textarea-vertical-align="top" draw:auto-grow-height="false" fo:min-height="15.15cm" fo:min-width="17.9cm"/>
    </style:style>
    <style:style style:name="gr8" style:family="graphic" style:parent-style-name="Standard_5f_1">
      <style:graphic-properties svg:stroke-color="#000000" draw:fill-color="#dddddd" draw:textarea-horizontal-align="justify" draw:textarea-vertical-align="middle" draw:auto-grow-height="false" fo:min-height="2.35cm" fo:min-width="11.8cm"/>
    </style:style>
    <style:style style:name="gr9" style:family="graphic" style:parent-style-name="Standard_5f_1">
      <style:graphic-properties svg:stroke-color="#000000" draw:fill-color="#dddddd" draw:textarea-horizontal-align="justify" draw:textarea-vertical-align="middle" draw:auto-grow-height="false" fo:min-height="2.45cm" fo:min-width="11.8cm"/>
    </style:style>
    <style:style style:name="gr10" style:family="graphic" style:parent-style-name="Standard_5f_1">
      <style:graphic-properties svg:stroke-color="#000000" draw:fill-color="#dddddd" draw:textarea-horizontal-align="justify" draw:textarea-vertical-align="middle" draw:auto-grow-height="false" fo:min-height="2.45cm" fo:min-width="14.9cm"/>
    </style:style>
    <style:style style:name="gr11" style:family="graphic" style:parent-style-name="Standard_5f_1">
      <style:graphic-properties svg:stroke-color="#000000" draw:fill-color="#eeeeee" draw:textarea-horizontal-align="justify" draw:textarea-vertical-align="top" draw:auto-grow-height="false" fo:min-height="2.35cm" fo:min-width="17.9cm"/>
    </style:style>
    <style:style style:name="gr12" style:family="graphic" style:parent-style-name="Standard_5f_1">
      <style:graphic-properties svg:stroke-color="#000000" draw:fill-color="#dddddd" draw:textarea-horizontal-align="justify" draw:textarea-vertical-align="middle" draw:auto-grow-height="false" fo:min-height="0.65cm" fo:min-width="3.7cm"/>
    </style:style>
    <style:style style:name="gr13" style:family="graphic" style:parent-style-name="Standard_5f_1">
      <style:graphic-properties svg:stroke-color="#000000" draw:fill-color="#cccccc" draw:opacity="99%" draw:textarea-horizontal-align="justify" draw:textarea-vertical-align="middle" draw:auto-grow-height="false" fo:min-height="0.55cm" fo:min-width="8.8cm"/>
    </style:style>
    <style:style style:name="gr14" style:family="graphic" style:parent-style-name="Standard_5f_1">
      <style:graphic-properties svg:stroke-color="#000000" draw:fill-color="#dddddd" draw:textarea-horizontal-align="justify" draw:textarea-vertical-align="middle" draw:auto-grow-height="false" fo:min-height="1.05cm" fo:min-width="0.5cm"/>
    </style:style>
    <style:style style:name="gr15" style:family="graphic" style:parent-style-name="standard">
      <style:graphic-properties svg:stroke-color="#000000" draw:fill-color="#dddddd" draw:textarea-horizontal-align="justify" draw:textarea-vertical-align="middle" draw:auto-grow-height="false" fo:min-height="0.55cm" fo:min-width="4.3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dddddd"/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-color="#eeeeee"/>
      <style:paragraph-properties fo:text-align="end"/>
    </style:style>
    <style:style style:name="P7" style:family="paragraph">
      <loext:graphic-properties draw:fill-color="#cccccc" draw:opacity="99%"/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8.4cm" svg:height="2.4cm" svg:x="1.3cm" svg:y="1.3cm">
          <text:p text:style-name="P1">TOP HEAD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2.1cm" svg:x="1.5cm" svg:y="1.4cm">
          <text:p text:style-name="P1"><text:span text:style-name="T1">FIGUR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4cm" svg:height="1.7cm" svg:x="1.3cm" svg:y="3.9cm">
          <text:p text:style-name="P1">H1 CONTAINE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8.4cm" svg:height="4.6cm" svg:x="1.3cm" svg:y="5.7cm">
          <text:p text:style-name="P1">NAVIGATION 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6.4cm" svg:height="1.5cm" svg:x="2.3cm" svg:y="6.9cm">
          <text:p text:style-name="P1">INPUT SEARCH 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6.2cm" svg:height="1.5cm" svg:x="2.4cm" svg:y="8.6cm">
          <text:p text:style-name="P1">MENU LI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8.4cm" svg:height="15.4cm" svg:x="1.3cm" svg:y="10.4cm">
          <text:p text:style-name="P1">SECTION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2.3cm" svg:height="2.6cm" svg:x="4.4cm" svg:y="11.6cm">
          <text:p text:style-name="P1">ARTICLE FIGURE <text:s/>IMAGE 1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2.3cm" svg:height="2.7cm" svg:x="4.4cm" svg:y="14.3cm">
          <text:p text:style-name="P1">ARTICLE FIGURE IMAGE 2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2.3cm" svg:height="2.7cm" svg:x="4.4cm" svg:y="17.1cm">
          <text:p text:style-name="P1">ARTICLE FIGURE IMAGE 3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2.3cm" svg:height="2.7cm" svg:x="4.4cm" svg:y="19.9cm">
          <text:p text:style-name="P1">ARTICLE FIGURE IMAGE 4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5.4cm" svg:height="2.7cm" svg:x="2.7cm" svg:y="22.7cm">
          <text:p text:style-name="P1">ARTICLE ESTIMER MES REVENUS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8.4cm" svg:height="2.6cm" svg:x="1.3cm" svg:y="25.9cm">
          <text:p text:style-name="P5">FOOTER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.2cm" svg:height="0.9cm" svg:x="1.9cm" svg:y="26.2cm">
          <text:p text:style-name="P1"><text:span text:style-name="T1">DROPDOWN LG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9.3cm" svg:height="0.8cm" svg:x="5.8cm" svg:y="27.703cm">
          <text:p text:style-name="P1"><text:span text:style-name="T1">P CONDITION GENERALE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cm" svg:height="1.3cm" svg:x="7.7cm" svg:y="26.1cm">
          <text:p text:style-name="P1">LI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cm" svg:height="1.3cm" svg:x="9.6cm" svg:y="26.1cm">
          <text:p text:style-name="P1">LI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cm" svg:height="1.3cm" svg:x="11.7cm" svg:y="26.1cm">
          <text:p text:style-name="P1">LI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4.8cm" svg:height="0.8cm" svg:x="14.7cm" svg:y="1.5cm">
          <text:p text:style-name="P1">LI a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4T13:22:44.473751626</meta:creation-date>
    <dc:date>2017-03-24T13:44:09.116398672</dc:date>
    <meta:editing-duration>PT7M31S</meta:editing-duration>
    <meta:editing-cycles>3</meta:editing-cycles>
    <meta:generator>LibreOffice/5.1.6.2$Linux_X86_64 LibreOffice_project/10m0$Build-2</meta:generator>
    <meta:document-statistic meta:object-count="19"/>
  </office:meta>
</office:document-meta>
</file>